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a8b7" officeooo:paragraph-rsid="0018a8b7"/>
    </style:style>
    <style:style style:name="P2" style:family="paragraph" style:parent-style-name="Standard">
      <style:text-properties fo:font-weight="normal" officeooo:rsid="0018a8b7" officeooo:paragraph-rsid="0018a8b7" style:font-weight-asian="normal" style:font-weight-complex="normal"/>
    </style:style>
    <style:style style:name="P3" style:family="paragraph" style:parent-style-name="Standard">
      <style:text-properties fo:font-weight="normal" officeooo:rsid="001a2a74" officeooo:paragraph-rsid="001a2a74" style:font-weight-asian="normal" style:font-weight-complex="normal"/>
    </style:style>
    <style:style style:name="P4" style:family="paragraph" style:parent-style-name="Standard">
      <style:text-properties fo:font-weight="normal" officeooo:rsid="001a2a74" officeooo:paragraph-rsid="001a2a74" style:font-weight-asian="normal" style:font-weight-complex="normal"/>
    </style:style>
    <style:style style:name="P5" style:family="paragraph" style:parent-style-name="Standard">
      <style:text-properties fo:font-weight="normal" officeooo:rsid="001aa8b9" officeooo:paragraph-rsid="001aa8b9" style:font-weight-asian="normal" style:font-weight-complex="normal"/>
    </style:style>
    <style:style style:name="P6" style:family="paragraph" style:parent-style-name="Standard">
      <style:text-properties fo:font-weight="normal" officeooo:rsid="001aa8b9" officeooo:paragraph-rsid="001be235" style:font-weight-asian="normal" style:font-weight-complex="normal"/>
    </style:style>
    <style:style style:name="P7" style:family="paragraph" style:parent-style-name="Standard">
      <style:text-properties fo:font-weight="normal" officeooo:rsid="001be235" officeooo:paragraph-rsid="001be23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2a74" style:font-weight-asian="bold" style:font-weight-complex="bold"/>
    </style:style>
    <style:style style:name="T3" style:family="text">
      <style:text-properties fo:font-weight="bold" officeooo:rsid="001be23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be235"/>
    </style:style>
    <style:style style:name="T7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TBOLISTA(#nFicha, nombre, apellidos, fechaNacimiento, peso, estatura) siendo</text:p>
      <text:p text:style-name="P1"><text:tab/>nFicha <text:span text:style-name="T1">siendo entero no nulo</text:span>, <text:s/></text:p>
      <text:p text:style-name="P1"><text:tab/>nombre <text:span text:style-name="T1">siendo cadena no nulo</text:span>, </text:p>
      <text:p text:style-name="P1"><text:tab/>apellidos <text:span text:style-name="T1">siendo cadena no nulo</text:span>,</text:p>
      <text:p text:style-name="P1"><text:tab/>fechaNacimiento <text:span text:style-name="T1">siendo date</text:span>, </text:p>
      <text:p text:style-name="P1"><text:tab/>peso <text:span text:style-name="T1">siendo real</text:span>, </text:p>
      <text:p text:style-name="P1"><text:tab/>estatura <text:span text:style-name="T1">siendo real</text:span>,</text:p>
      <text:p text:style-name="P1"><text:tab/><text:span text:style-name="T1">PK</text:span>(nFicha)</text:p>
      <text:p text:style-name="P1"/>
      <text:p text:style-name="P1">MILITA(#nFicha, #nombre, duración, fechaComienzo, clausulaRescisión, fichaAnual) siendo</text:p>
      <text:p text:style-name="P1"><text:tab/>nFicha <text:span text:style-name="T1">siendo entero no nulo</text:span>, </text:p>
      <text:p text:style-name="P1"><text:tab/>nombre <text:span text:style-name="T1">siendo cadena no nulo</text:span>, </text:p>
      <text:p text:style-name="P1"><text:tab/>duración <text:span text:style-name="T1">siendo entero no nulo</text:span>, </text:p>
      <text:p text:style-name="P1"><text:tab/>fechaComienzo <text:span text:style-name="T1">siendo date no nulo</text:span>, </text:p>
      <text:p text:style-name="P1"><text:tab/>clausulaRescisión <text:span text:style-name="T1">siendo cadena no nulo</text:span>, </text:p>
      <text:p text:style-name="P1"><text:tab/>fichaAnual <text:span text:style-name="T1">siendo date no nulo</text:span>,</text:p>
      <text:p text:style-name="P1"><text:span text:style-name="T1"><text:tab/>PK</text:span>(nFicha, nombre)</text:p>
      <text:p text:style-name="P1"><text:tab/><text:span text:style-name="T1">FK</text:span>(nFicha/FUTBOLISTA(nFicha))</text:p>
      <text:p text:style-name="P1"><text:tab/><text:span text:style-name="T1">FK</text:span>(nombre/EQUIPO(nombre))</text:p>
      <text:p text:style-name="P1"/>
      <text:p text:style-name="P1">EQUIPO(#nombre, añoFundación, nombrePresidente, nSocios, estadio) siendo</text:p>
      <text:p text:style-name="P1"><text:tab/>nombre <text:span text:style-name="T1">siendo cadena no nulo</text:span>, </text:p>
      <text:p text:style-name="P1"><text:tab/>añoFundación <text:span text:style-name="T1">siendo date</text:span>,</text:p>
      <text:p text:style-name="P1"><text:tab/>nombrePresidente <text:span text:style-name="T1">siendo cadena no nulo</text:span>,</text:p>
      <text:p text:style-name="P1"><text:tab/>nSocios <text:span text:style-name="T1">siendo entero no nulo</text:span>, </text:p>
      <text:p text:style-name="P1"><text:tab/>estadio <text:s/><text:span text:style-name="T1">siendo cadena no nulo,</text:span></text:p>
      <text:p text:style-name="P1"><text:span text:style-name="T1"><text:tab/>PK(</text:span><text:span text:style-name="T4">nombre</text:span><text:span text:style-name="T1">)</text:span></text:p>
      <text:p text:style-name="P2"/>
      <text:p text:style-name="P2">PARTICIPA(#nFicha, #fecha) siendo</text:p>
      <text:p text:style-name="P2"><text:tab/>nFicha <text:span text:style-name="T1">siendo entero no nulo</text:span>, </text:p>
      <text:p text:style-name="P2"><text:tab/>fecha <text:span text:style-name="T1">siendo date no nulo</text:span>,</text:p>
      <text:p text:style-name="P2"><text:tab/><text:span text:style-name="T1">PK</text:span>(nFicha, fecha)</text:p>
      <text:p text:style-name="P1"><text:tab/><text:span text:style-name="T1">FK</text:span>(nFicha/FUTBOLISTA(nFicha))</text:p>
      <text:p text:style-name="P2"><text:tab/><text:span text:style-name="T1">FK</text:span>(fecha/PARTIDO(fecha))</text:p>
      <text:p text:style-name="P2"/>
      <text:p text:style-name="P2">DISPUTA(#nombre, #fecha) siendo</text:p>
      <text:p text:style-name="P2"><text:tab/>nombre <text:span text:style-name="T1">siendo cadena no nulo</text:span>, </text:p>
      <text:p text:style-name="P2"><text:tab/>fecha <text:span text:style-name="T1">siendo date no nulo</text:span>,</text:p>
      <text:p text:style-name="P2"><text:tab/><text:span text:style-name="T1">PK</text:span>(fecha, nombre)</text:p>
      <text:p text:style-name="P1"><text:tab/><text:span text:style-name="T1">FK</text:span>(f<text:span text:style-name="T4">echa/PARTIDO(fecha)</text:span>)</text:p>
      <text:p text:style-name="P2"><text:tab/><text:span text:style-name="T1">FK</text:span>(nombre/EQUIPO(nombre))</text:p>
      <text:p text:style-name="P2"/>
      <text:p text:style-name="P2">PARTIDO(#fecha, jornada, tarjetasRecibidas, nMinutosDisputados, golesAnotados/Recibidos) siendo</text:p>
      <text:p text:style-name="P2"><text:tab/>fecha <text:span text:style-name="T1">es date no nulo</text:span>, </text:p>
      <text:p text:style-name="P2"><text:tab/>jornada <text:span text:style-name="T1">es entero no nulo</text:span>, </text:p>
      <text:p text:style-name="P2"><text:tab/>tarjetasRecibidas <text:span text:style-name="T1">es entero no nulo</text:span>, </text:p>
      <text:p text:style-name="P2"><text:tab/>nMinutosDisputados<text:span text:style-name="T1"> es entero no nulo</text:span>, </text:p>
      <text:p text:style-name="P2"><text:tab/>golesAnotados/Recibidos <text:s/><text:span text:style-name="T1">es entero no nulo</text:span>,</text:p>
      <text:p text:style-name="P2"><text:tab/><text:span text:style-name="T1">PK</text:span>(fecha)</text:p>
      <text:p text:style-name="P2"/>
      <text:p text:style-name="P2"/>
      <text:p text:style-name="P3"><text:soft-page-break/>ARBITRA(#fecha, #nColegiado, función) siendo</text:p>
      <text:p text:style-name="P3"><text:tab/>fecha <text:span text:style-name="T1">es date no nulo</text:span>, </text:p>
      <text:p text:style-name="P3"><text:tab/>nColegiado <text:span text:style-name="T1">es entero no nulo</text:span>, </text:p>
      <text:p text:style-name="P3"><text:tab/>función <text:span text:style-name="T1">es cadena no nulo</text:span>,</text:p>
      <text:p text:style-name="P3"><text:tab/><text:span text:style-name="T1">PK</text:span>(fecha, nColegiado)</text:p>
      <text:p text:style-name="P3"><text:tab/><text:span text:style-name="T1">FK</text:span>(fecha/PARTIDO(fecha))</text:p>
      <text:p text:style-name="P3"><text:tab/><text:span text:style-name="T7">FK</text:span>(nColegiado/ARBITRO(nColegiado))</text:p>
      <text:p text:style-name="P3"/>
      <text:p text:style-name="P5">ARBITRO(#nColegiado, nombre, apellidos, ColegioArbitral, nTemporadasCategoría) siendo</text:p>
      <text:p text:style-name="P6"><text:tab/>nColegiado <text:span text:style-name="T2">es entero no nulo</text:span>, </text:p>
      <text:p text:style-name="P6"><text:tab/>nombre <text:span text:style-name="T2">es cadena no nulo</text:span>, </text:p>
      <text:p text:style-name="P6"><text:tab/>apellidos <text:span text:style-name="T2">es cadena no nulo</text:span>, </text:p>
      <text:p text:style-name="P6"><text:tab/>ColegioArbitral <text:span text:style-name="T2">es cadena no nulo</text:span>, </text:p>
      <text:p text:style-name="P6"><text:tab/>nTemporadasCategoría <text:span text:style-name="T3">es entero no nulo</text:span><text:span text:style-name="T6">,</text:span></text:p>
      <text:p text:style-name="P7"><text:span text:style-name="T1"><text:tab/>PK</text:span>(nColegiad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8S</meta:editing-duration>
    <meta:editing-cycles>6</meta:editing-cycles>
    <meta:generator>LibreOffice/4.3.5.2$Windows_x86 LibreOffice_project/3a87456aaa6a95c63eea1c1b3201acedf0751bd5</meta:generator>
    <dc:date>2021-11-13T21:59:06.631000000</dc:date>
    <meta:document-statistic meta:table-count="0" meta:image-count="0" meta:object-count="0" meta:page-count="2" meta:paragraph-count="58" meta:word-count="224" meta:character-count="1939" meta:non-whitespace-character-count="1697"/>
    <meta:user-defined meta:name="Info 1"/>
    <meta:user-defined meta:name="Info 2"/>
    <meta:user-defined meta:name="Info 3"/>
    <meta:user-defined meta:name="Info 4"/>
  </office:meta>
</office:document-meta>
</file>